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T3" style:parent-style-name="Fuentedepárrafopredeter." style:family="text">
      <style:text-properties style:font-name="Wingdings" style:font-name-asian="Wingdings" style:font-name-complex="Wingdings" fo:font-weight="bold" style:font-weight-asian="bold" style:font-weight-complex="bold"/>
    </style:style>
    <style:style style:name="T4" style:parent-style-name="Fuentedepárrafopredeter." style:family="text">
      <style:text-properties fo:font-weight="bold" style:font-weight-asian="bold" style:font-weight-complex="bold"/>
    </style:style>
    <style:style style:name="T5" style:parent-style-name="Fuentedepárrafopredeter." style:family="text">
      <style:text-properties fo:font-weight="bold" style:font-weight-asian="bold" style:font-weight-complex="bold"/>
    </style:style>
    <style:style style:name="T6" style:parent-style-name="Fuentedepárrafopredeter." style:family="text">
      <style:text-properties style:font-name="Wingdings" style:font-name-asian="Wingdings" style:font-name-complex="Wingdings" fo:font-weight="bold" style:font-weight-asian="bold" style:font-weight-complex="bold"/>
    </style:style>
    <style:style style:name="T7" style:parent-style-name="Fuentedepárrafopredeter." style:family="text">
      <style:text-properties fo:font-weight="bold" style:font-weight-asian="bold" style:font-weight-complex="bold"/>
    </style:style>
    <style:style style:name="T8" style:parent-style-name="Fuentedepárrafopredeter." style:family="text">
      <style:text-properties fo:font-weight="bold" style:font-weight-asian="bold" style:font-weight-complex="bold"/>
    </style:style>
    <style:style style:name="T9" style:parent-style-name="Fuentedepárrafopredeter." style:family="text">
      <style:text-properties style:font-name="Wingdings" style:font-name-asian="Wingdings" style:font-name-complex="Wingdings" fo:font-weight="bold" style:font-weight-asian="bold" style:font-weight-complex="bold"/>
    </style:style>
    <style:style style:name="T10" style:parent-style-name="Fuentedepárrafopredeter." style:family="text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TableColumn13" style:family="table-column">
      <style:table-column-properties style:column-width="1.0833in" style:use-optimal-column-width="false"/>
    </style:style>
    <style:style style:name="TableColumn14" style:family="table-column">
      <style:table-column-properties style:column-width="1.0229in" style:use-optimal-column-width="false"/>
    </style:style>
    <style:style style:name="TableColumn15" style:family="table-column">
      <style:table-column-properties style:column-width="0.7611in" style:use-optimal-column-width="false"/>
    </style:style>
    <style:style style:name="TableColumn16" style:family="table-column">
      <style:table-column-properties style:column-width="0.9722in" style:use-optimal-column-width="false"/>
    </style:style>
    <style:style style:name="TableColumn17" style:family="table-column">
      <style:table-column-properties style:column-width="0.9847in" style:use-optimal-column-width="false"/>
    </style:style>
    <style:style style:name="TableColumn18" style:family="table-column">
      <style:table-column-properties style:column-width="1.1812in" style:use-optimal-column-width="false"/>
    </style:style>
    <style:style style:name="Table12" style:family="table">
      <style:table-properties style:width="6.0055in" fo:margin-left="-0.2006in" table:align="lef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2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2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2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2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3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3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3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3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3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3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4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4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57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Prioridad de cyclictest<text:s/></text:span><text:span text:style-name="T3"></text:span><text:span text:style-name="T4"><text:s/>Pcy</text:span></text:p>
      <text:p text:style-name="Normal"><text:span text:style-name="T5">Prioridad de stress-ng<text:s/></text:span><text:span text:style-name="T6"></text:span><text:span text:style-name="T7"><text:s/>Psn</text:span></text:p>
      <text:p text:style-name="Normal"><text:span text:style-name="T8">Porcentaje de carga<text:s/></text:span><text:span text:style-name="T9"></text:span><text:span text:style-name="T10"><text:s/>Pc</text:span></text:p>
      <text:p text:style-name="P11"/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Pcy=MAX</text:p>
            <text:p text:style-name="P22">Psn=MAX/2</text:p>
            <text:p text:style-name="P23">PC=10</text:p>
          </table:table-cell>
          <table:table-cell table:style-name="TableCell24">
            <text:p text:style-name="P25">Pcy=MAX</text:p>
            <text:p text:style-name="P26">Psn=MAX-1</text:p>
            <text:p text:style-name="P27">PC=10</text:p>
          </table:table-cell>
          <table:table-cell table:style-name="TableCell28">
            <text:p text:style-name="P29">Pcy=MAX</text:p>
            <text:p text:style-name="P30">Psn=MAX</text:p>
            <text:p text:style-name="P31">PC=10</text:p>
          </table:table-cell>
          <table:table-cell table:style-name="TableCell32">
            <text:p text:style-name="P33">Pcy=MAX-1</text:p>
            <text:p text:style-name="P34">Psn=MAX</text:p>
            <text:p text:style-name="P35">PC=10</text:p>
          </table:table-cell>
          <table:table-cell table:style-name="TableCell36">
            <text:p text:style-name="P37">Pcy=MAX</text:p>
            <text:p text:style-name="P38">Psn=MAX/2</text:p>
            <text:p text:style-name="P39">PC=40</text:p>
          </table:table-cell>
          <table:table-cell table:style-name="TableCell40">
            <text:p text:style-name="P41">Pcy=MAX</text:p>
            <text:p text:style-name="P42">Psn=MAX/2</text:p>
            <text:p text:style-name="P43">PC=85</text:p>
          </table:table-cell>
        </table:table-row>
        <table:table-row table:style-name="TableRow44"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  <table:table-cell table:style-name="TableCell53">
            <text:p text:style-name="P54"/>
          </table:table-cell>
          <table:table-cell table:style-name="TableCell55">
            <text:p text:style-name="P56"/>
          </table:table-cell>
        </table:table-row>
      </table:table>
      <text:p text:style-name="P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ulio Escudero Cuesta</meta:initial-creator>
    <dc:creator>Julio Escudero Cuesta</dc:creator>
    <meta:creation-date>2022-11-28T17:30:00Z</meta:creation-date>
    <dc:date>2022-11-28T18:28:00Z</dc:date>
    <meta:template xlink:href="Normal" xlink:type="simple"/>
    <meta:editing-cycles>1</meta:editing-cycles>
    <meta:editing-duration>PT3480S</meta:editing-duration>
    <meta:document-statistic meta:page-count="1" meta:paragraph-count="1" meta:word-count="36" meta:character-count="235" meta:row-count="1" meta:non-whitespace-character-count="200"/>
  </office:meta>
</office:document-meta>
</file>